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va Square" svg:font-family="'Nova Square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Nova Square" fo:font-size="16pt" officeooo:rsid="0016aa5f" officeooo:paragraph-rsid="0016aa5f" style:font-size-asian="14pt" style:font-size-complex="16pt"/>
    </style:style>
    <style:style style:name="P2" style:family="paragraph" style:parent-style-name="Standard">
      <style:text-properties style:font-name="Nova Square" fo:font-size="16pt" officeooo:rsid="00173806" officeooo:paragraph-rsid="0016aa5f" style:font-size-asian="14pt" style:font-size-complex="16pt"/>
    </style:style>
    <style:style style:name="T1" style:family="text">
      <style:text-properties officeooo:rsid="0017ac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“<text:span text:style-name="T1">Global Variables”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va Square" svg:font-family="'Nova Square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20in" fo:page-height="11in" style:num-format="1" style:print-orientation="landscape" fo:margin-top="0.7874in" fo:margin-bottom="0.7874in" fo:margin-left="0.7874in" fo:margin-right="0.7874in" fo:background-color="#ffdbb6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dbb6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dbb6" draw:opacity="100%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6T14:34:43.212000000</meta:creation-date>
    <dc:date>2021-04-17T08:52:09.606000000</dc:date>
    <meta:editing-duration>PT17H46M41S</meta:editing-duration>
    <meta:editing-cycles>5</meta:editing-cycles>
    <meta:generator>LibreOffice/7.1.2.2$Windows_X86_64 LibreOffice_project/8a45595d069ef5570103caea1b71cc9d82b2aae4</meta:generator>
    <meta:document-statistic meta:table-count="0" meta:image-count="0" meta:object-count="0" meta:page-count="1" meta:paragraph-count="1" meta:word-count="2" meta:character-count="18" meta:non-whitespace-character-count="17"/>
  </office:meta>
</office:document-meta>
</file>